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84cm" fo:min-width="4.082cm"/>
    </style:style>
    <style:style style:name="gr2" style:family="graphic" style:parent-style-name="standard">
      <style:graphic-properties draw:textarea-horizontal-align="justify" draw:textarea-vertical-align="middle" draw:auto-grow-height="false" fo:min-height="1.465cm" fo:min-width="1.786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3.818cm"/>
    </style:style>
    <style:style style:name="gr5" style:family="graphic" style:parent-style-name="standard">
      <style:graphic-properties draw:textarea-horizontal-align="justify" draw:textarea-vertical-align="middle" draw:auto-grow-height="false" fo:min-height="1.27cm" fo:min-width="4.082cm"/>
    </style:style>
    <style:style style:name="gr6" style:family="graphic" style:parent-style-name="standard">
      <style:graphic-properties draw:textarea-horizontal-align="justify" draw:textarea-vertical-align="middle" draw:auto-grow-height="false" fo:min-height="1.783cm" fo:min-width="2.172cm"/>
    </style:style>
    <style:style style:name="gr7" style:family="graphic" style:parent-style-name="standard">
      <style:graphic-properties draw:stroke="none" svg:stroke-color="#000000" draw:fill="none" draw:fill-color="#ffffff" fo:min-height="0.4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2.032cm" draw:transform="skewX (0.00191986217719376) rotate (0.00191986217719376) translate (2.651cm 2.016cm)">
          <text:p text:style-name="P1"><text:span text:style-name="T1">Initializ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4.572cm" svg:height="3.429cm" svg:x="2.905cm" svg:y="4.937cm">
          <text:p text:style-name="P1"><text:span text:style-name="T1">All frames Captur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5.191cm" svg:y1="4.043cm" svg:x2="5.191cm" svg:y2="4.937cm" draw:start-shape="id1" draw:start-glue-point="6" draw:end-shape="id2" draw:end-glue-point="4" svg:d="M5191 4043v894" svg:viewBox="0 0 1 895">
          <text:p/>
        </draw:connector>
        <draw:custom-shape draw:style-name="gr4" draw:text-style-name="P2" xml:id="id3" draw:id="id3" draw:layer="layout" svg:width="4.318cm" svg:height="2.032cm" svg:x="3.032cm" svg:y="9.128cm">
          <text:p text:style-name="P1"><text:span text:style-name="T1">se</text:span><text:span text:style-name="T1">m</text:span><text:span text:style-name="T1">_p</text:span><text:span text:style-name="T1">os</text:span><text:span text:style-name="T1">t(s</text:span><text:span text:style-name="T1">tar</text:span><text:span text:style-name="T1">t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191cm" svg:y1="8.366cm" svg:x2="5.191cm" svg:y2="9.128cm" draw:start-shape="id2" draw:start-glue-point="6" draw:end-shape="id3" draw:end-glue-point="0" svg:d="M5191 8366v762" svg:viewBox="0 0 1 763">
          <text:p/>
        </draw:connector>
        <draw:custom-shape draw:style-name="gr4" draw:text-style-name="P2" xml:id="id4" draw:id="id4" draw:layer="layout" svg:width="4.318cm" svg:height="2.032cm" svg:x="3.032cm" svg:y="12.049cm">
          <text:p text:style-name="P1"><text:span text:style-name="T1">usleep(period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191cm" svg:y1="11.16cm" svg:x2="5.191cm" svg:y2="12.049cm" draw:start-shape="id3" draw:start-glue-point="2" draw:end-shape="id4" draw:end-glue-point="0" svg:d="M5191 11160v889" svg:viewBox="0 0 1 890">
          <text:p/>
        </draw:connector>
        <draw:custom-shape draw:style-name="gr2" draw:text-style-name="P2" xml:id="id6" draw:id="id6" draw:layer="layout" svg:width="4.572cm" svg:height="3.429cm" svg:x="2.905cm" svg:y="14.843cm">
          <text:p text:style-name="P1"><text:span text:style-name="T1">Abort Tes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2" xml:id="id5" draw:id="id5" draw:layer="layout" svg:width="5.08cm" svg:height="2.154cm" draw:transform="skewX (0.00191986217719376) rotate (0.00191986217719376) translate (9.001cm 5.577cm)">
          <text:p text:style-name="P1"><text:span text:style-name="T1">Destroy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svg:x1="7.477cm" svg:y1="6.652cm" svg:x2="9.001cm" svg:y2="6.653cm" draw:start-shape="id2" draw:start-glue-point="7" draw:end-shape="id5" draw:end-glue-point="5" svg:d="M7477 6652h763v1h761" svg:viewBox="0 0 1525 2">
          <text:p/>
        </draw:connector>
        <draw:connector draw:style-name="gr3" draw:text-style-name="P1" draw:layer="layout" svg:x1="11.541cm" svg:y1="7.726cm" svg:x2="7.477cm" svg:y2="16.558cm" draw:start-shape="id5" draw:start-glue-point="6" draw:end-shape="id6" draw:end-glue-point="7" svg:d="M11541 7726v8832h-4064" svg:viewBox="0 0 4065 8833">
          <text:p/>
        </draw:connector>
        <draw:custom-shape draw:style-name="gr4" draw:text-style-name="P2" xml:id="id7" draw:id="id7" draw:layer="layout" svg:width="4.318cm" svg:height="2.032cm" svg:x="3.032cm" svg:y="19.034cm">
          <text:p text:style-name="P1"><text:span text:style-name="T1">sem_wait(stop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191cm" svg:y1="18.272cm" svg:x2="5.191cm" svg:y2="19.034cm" draw:start-shape="id6" draw:start-glue-point="6" draw:end-shape="id7" draw:end-glue-point="0" svg:d="M5191 18272v762" svg:viewBox="0 0 1 763">
          <text:p/>
        </draw:connector>
        <draw:custom-shape draw:style-name="gr6" draw:text-style-name="P2" xml:id="id8" draw:id="id8" draw:layer="layout" svg:width="4.064cm" svg:height="2.032cm" svg:x="3.159cm" svg:y="21.955cm">
          <text:p text:style-name="P1"><text:span text:style-name="T1">Time stamp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1" draw:layer="layout" svg:x1="5.191cm" svg:y1="21.066cm" svg:x2="5.191cm" svg:y2="21.955cm" draw:start-shape="id7" draw:start-glue-point="2" draw:end-shape="id8" draw:end-glue-point="4" svg:d="M5191 21066v889" svg:viewBox="0 0 1 890">
          <text:p/>
        </draw:connector>
        <draw:connector draw:style-name="gr3" draw:text-style-name="P1" draw:layer="layout" draw:line-skew="-0.515cm" svg:x1="3.159cm" svg:y1="22.971cm" svg:x2="2.905cm" svg:y2="6.652cm" draw:start-shape="id8" draw:start-glue-point="5" draw:end-shape="id2" draw:end-glue-point="5" svg:d="M3159 22971h-1270v-16319h1016" svg:viewBox="0 0 1271 16320">
          <text:p/>
        </draw:connector>
        <draw:frame draw:style-name="gr7" draw:text-style-name="P3" draw:layer="layout" svg:width="1.397cm" svg:height="0.725cm" svg:x="7.477cm" svg:y="5.609cm">
          <draw:text-box>
            <text:p><text:span text:style-name="T1">Yes</text:span></text:p>
          </draw:text-box>
        </draw:frame>
        <draw:frame draw:style-name="gr7" draw:text-style-name="P3" draw:layer="layout" svg:width="1.397cm" svg:height="0.725cm" svg:x="7.985cm" svg:y="15.859cm">
          <draw:text-box>
            <text:p><text:span text:style-name="T1">Yes</text:span></text:p>
          </draw:text-box>
        </draw:frame>
        <draw:frame draw:style-name="gr7" draw:text-style-name="P3" draw:layer="layout" svg:width="1.397cm" svg:height="0.725cm" svg:x="5.826cm" svg:y="18.145cm">
          <draw:text-box>
            <text:p><text:span text:style-name="T1">No</text:span></text:p>
          </draw:text-box>
        </draw:frame>
        <draw:frame draw:style-name="gr7" draw:text-style-name="P3" draw:layer="layout" svg:width="1.397cm" svg:height="0.725cm" svg:x="5.572cm" svg:y="8.276cm">
          <draw:text-box>
            <text:p><text:span text:style-name="T1">No</text:span></text:p>
          </draw:text-box>
        </draw:frame>
        <draw:connector draw:style-name="gr3" draw:text-style-name="P1" draw:layer="layout" svg:x1="5.191cm" svg:y1="14.081cm" svg:x2="5.191cm" svg:y2="14.843cm" draw:start-shape="id4" draw:start-glue-point="2" draw:end-shape="id6" draw:end-glue-point="4" svg:d="M5191 14081v762" svg:viewBox="0 0 1 7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8T20:02:05.197562804</meta:creation-date>
    <dc:date>2017-08-09T19:27:25.654946183</dc:date>
    <meta:editing-duration>PT12M45S</meta:editing-duration>
    <meta:editing-cycles>3</meta:editing-cycles>
    <meta:generator>LibreOffice/5.1.6.2$Linux_X86_64 LibreOffice_project/10m0$Build-2</meta:generator>
    <meta:document-statistic meta:object-count="21"/>
  </office:meta>
</office:document-meta>
</file>